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jstalinea" style:master-page-name="MP0" style:list-style-name="LFO1" style:family="paragraph">
      <style:paragraph-properties fo:break-before="page"/>
    </style:style>
    <style:style style:name="P2" style:parent-style-name="Lijstalinea" style:list-style-name="LFO1" style:family="paragraph"/>
    <style:style style:name="P3" style:parent-style-name="Lijstalinea" style:list-style-name="LFO1" style:family="paragraph"/>
    <style:style style:name="P4" style:parent-style-name="Lijstalinea" style:list-style-name="LFO1" style:family="paragraph"/>
    <style:style style:name="P5" style:parent-style-name="Lijstalinea" style:list-style-name="LFO1" style:family="paragraph"/>
    <style:style style:name="P6" style:parent-style-name="Lijstalinea" style:list-style-name="LFO1" style:family="paragraph"/>
    <style:style style:name="P7" style:parent-style-name="Lijstalinea" style:list-style-name="LFO1" style:family="paragraph"/>
    <style:style style:name="P8" style:parent-style-name="Lijstalinea" style:list-style-name="LFO1" style:family="paragraph"/>
    <style:style style:name="P9" style:parent-style-name="Lijstalinea" style:list-style-name="LFO1" style:family="paragraph"/>
    <style:style style:name="P10" style:parent-style-name="Lijstalinea" style:list-style-name="LFO1" style:family="paragraph"/>
    <style:style style:name="P11" style:parent-style-name="Lijstalinea" style:list-style-name="LFO1" style:family="paragraph"/>
    <style:style style:name="T12" style:parent-style-name="Standaardalinea-lettertype" style:family="text">
      <style:text-properties style:text-position="super 63.6%"/>
    </style:style>
    <style:style style:name="P13" style:parent-style-name="Lijstalinea" style:list-style-name="LFO1" style:family="paragraph"/>
    <style:style style:name="P14" style:parent-style-name="Lijstalinea" style:list-style-name="LFO1" style:family="paragraph"/>
    <style:style style:name="T15" style:parent-style-name="Standaardalinea-lettertype" style:family="text">
      <style:text-properties style:text-position="super 63.6%"/>
    </style:style>
    <style:style style:name="T16" style:parent-style-name="Standaardalinea-lettertype" style:family="text">
      <style:text-properties style:text-position="super 63.6%"/>
    </style:style>
    <style:style style:name="P17" style:parent-style-name="Lijstalinea" style:list-style-name="LFO1" style:family="paragraph"/>
    <style:style style:name="P18" style:parent-style-name="Lijstalinea" style:list-style-name="LFO1" style:family="paragraph"/>
    <style:style style:name="P19" style:parent-style-name="Lijstalinea" style:list-style-name="LFO1" style:family="paragraph"/>
    <style:style style:name="P20" style:parent-style-name="Lijstalinea" style:list-style-name="LFO1" style:family="paragraph"/>
    <style:style style:name="P21" style:parent-style-name="Lijstalinea" style:list-style-name="LFO1" style:family="paragraph"/>
    <style:style style:name="P22" style:parent-style-name="Lijstalinea" style:list-style-name="LFO1" style:family="paragraph"/>
    <style:style style:name="P23" style:parent-style-name="Lijstalinea" style:list-style-name="LFO1" style:family="paragraph"/>
  </office:automatic-styles>
  <office:body>
    <office:text text:use-soft-page-breaks="true">
      <text:list text:style-name="LFO1" text:continue-numbering="true">
        <text:list-item>
          <text:p text:style-name="P1">Een of twee kleine spellingsfouten moet niet meteen iets zijn waardoor je een sollicitant afwijst, maar spellingsfouten laten zien dat iemand niet attent is op wat hij of zij doet, en dat ze niet eens de moeite nemen om hun werk na te checken of er spelfouten in zitten.</text:p>
        </text:list-item>
        <text:list-item>
          <text:p text:style-name="P2">Deze drie zinnen:</text:p>
          <text:list text:continue-numbering="true">
            <text:list-item>
              <text:p text:style-name="P3">Controleert (tt) = ik-vorm + t<text:line-break/>rijdt (tt) = ik-vorm + t<text:s/></text:p>
            </text:list-item>
            <text:list-item>
              <text:p text:style-name="P4">Boetseerde (vt) = boetseren – en, r niet in kofschip, -de achter<text:line-break/>bakte (vt) = bakken – en, k wel in kofschip, dubbele medelklinker verwijderen, -te achter.</text:p>
            </text:list-item>
            <text:list-item>
              <text:p text:style-name="P5">Traint (tt) = ik-vorm + t<text:line-break/>word (tt) = jij vorm staat achter, geen t.</text:p>
            </text:list-item>
          </text:list>
        </text:list-item>
        <text:list-item>
          <text:p text:style-name="P6">Deze drie zinnen:</text:p>
          <text:list text:continue-numbering="true">
            <text:list-item>
              <text:p text:style-name="P7">Beweerd (tt) = Tegenwoordige tijd, -t eraachter, dit was met een d. Moet zijn:<text:line-break/>Beweert<text:line-break/>Geloofd (tt) = Tegenwoordige tijd, -t erachter, dit was met een d. Moet zijn:<text:line-break/>Gelooft</text:p>
            </text:list-item>
            <text:list-item>
              <text:p text:style-name="P8">Richte (vt) = Verleden tijd, Richten – en, richt. T in het kofschip -en erachter. Moet zijn:<text:line-break/>Richtte<text:line-break/>misste (vt) = verleden tijd, missen – en, miss. S in het kofschip, dubbele medeklinker verwijderen, moet zijn:<text:line-break/>miste</text:p>
            </text:list-item>
            <text:list-item>
              <text:p text:style-name="P9">Juichde (vt) = verleden tijd, juichen – en, juich. H in het kofschip, <text:s/>moet zijn:<text:line-break/>juichte<text:line-break/>Omhooghielt (vt) = sterk werkwoord, omhooghielden = klinkt met d, moet zijn:<text:line-break/>Omhooghield</text:p>
            </text:list-item>
          </text:list>
        </text:list-item>
        <text:list-item>
          <text:p text:style-name="P10">Deze drie zinnen:</text:p>
          <text:list text:continue-numbering="true">
            <text:list-item>
              <text:p text:style-name="P11">FOUT: ijzeld (tt) = het is tegenwoordig tijd, dus ik vorm + t. Moet zijn:<text:line-break/>ijzelt<text:line-break/>FOUT: ondervind (tt) = Het pv staat wel achter het werkwoord, maar het is 3<text:span text:style-name="T12">de</text:span><text:s/>persoon, waardoor het wel een t krijgt. Moet zijn:<text:line-break/>ondervindt</text:p>
            </text:list-item>
            <text:list-item>
              <text:p text:style-name="P13">FOUT: vertoefte (vt) = Verleden tijd, vertoeven – en, vertoev. V niet in kofschip, -de erachter, v / z voor de T wordt f / s. Moet zijn:<text:line-break/>vertoefde<text:line-break/>CORRECT: vestigde (vt) = verleden tijd, vestigen – en, vestig, g niet in kofschip, -de erachter.</text:p>
            </text:list-item>
            <text:list-item>
              <text:p text:style-name="P14">FOUT: verschoond (tt) = 2<text:span text:style-name="T15">e</text:span><text:s/>persoon tt, ik vorm + t. Moet zijn:<text:line-break/>verschoont<text:line-break/>CORRECT: stofzuigt (tt) = Het pv staat wel achter het werkwoord, maar het is 3<text:span text:style-name="T16">e</text:span><text:s/>persoon waardoor het wel een t krijgt.</text:p>
            </text:list-item>
          </text:list>
        </text:list-item>
        <text:list-item>
          <text:p text:style-name="P17">Deze zes:</text:p>
          <text:list text:continue-numbering="true">
            <text:list-item>
              <text:p text:style-name="P18">Bloeit</text:p>
            </text:list-item>
            <text:list-item>
              <text:p text:style-name="P19">Raad</text:p>
            </text:list-item>
            <text:list-item>
              <text:p text:style-name="P20">Luistert</text:p>
            </text:list-item>
            <text:list-item>
              <text:p text:style-name="P21">Gebeurt</text:p>
            </text:list-item>
            <text:list-item>
              <text:p text:style-name="P22">Beheerst</text:p>
            </text:list-item>
            <text:list-item>
              <text:p text:style-name="P23">Wed</text:p>
            </text:list-item>
          </text:list>
        </text:list-item>
      </text:list>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style:style style:name="Lijstalinea" style:display-name="Lijstalinea" style:family="paragraph" style:parent-style-name="Standa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1-01-06T09:06:00Z</meta:creation-date>
    <dc:date>2021-01-06T09:38:00Z</dc:date>
    <meta:template xlink:href="Normal.dotm" xlink:type="simple"/>
    <meta:editing-cycles>1</meta:editing-cycles>
    <meta:editing-duration>PT1920S</meta:editing-duration>
    <meta:document-statistic meta:page-count="2" meta:paragraph-count="3" meta:word-count="290" meta:character-count="1885" meta:row-count="13" meta:non-whitespace-character-count="1598"/>
  </office:meta>
</office:document-meta>
</file>